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542in" style:rel-column-width="1950*"/>
    </style:style>
    <style:style style:name="Table1.B" style:family="table-column">
      <style:table-column-properties style:column-width="5.3389in" style:rel-column-width="768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5a467"/>
    </style:style>
    <style:style style:name="P2" style:family="paragraph" style:parent-style-name="Table_20_Contents">
      <style:text-properties fo:font-size="10pt" officeooo:rsid="0005a467" officeooo:paragraph-rsid="0005a467" style:font-size-asian="10pt" style:font-size-complex="10pt"/>
    </style:style>
    <style:style style:name="P3" style:family="paragraph" style:parent-style-name="Table_20_Contents">
      <style:paragraph-properties fo:margin-top="0.0398in" fo:margin-bottom="0.0398in" style:contextual-spacing="false"/>
      <style:text-properties fo:font-size="10pt" officeooo:rsid="0005a467" officeooo:paragraph-rsid="0005a467" style:font-size-asian="10pt" style:font-size-complex="10pt"/>
    </style:style>
    <style:style style:name="P4" style:family="paragraph" style:parent-style-name="Table_20_Contents">
      <style:paragraph-properties fo:margin-top="0.0398in" fo:margin-bottom="0.0398in" style:contextual-spacing="false"/>
      <style:text-properties fo:font-size="10pt" officeooo:paragraph-rsid="0005a467" style:font-size-asian="10pt" style:font-size-complex="10pt"/>
    </style:style>
    <style:style style:name="P5" style:family="paragraph" style:parent-style-name="Table_20_Contents">
      <style:paragraph-properties fo:margin-top="0.0398in" fo:margin-bottom="0.0398in" style:contextual-spacing="false"/>
      <style:text-properties fo:font-size="10pt" style:font-size-asian="10pt" style:font-size-complex="10pt"/>
    </style:style>
    <style:style style:name="T1" style:family="text">
      <style:text-properties officeooo:rsid="0005a46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a467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Nazwa</text:p>
          </table:table-cell>
          <table:table-cell table:style-name="Table1.B1" office:value-type="string">
            <text:p text:style-name="P2">Wpuść gościa</text:p>
          </table:table-cell>
        </table:table-row>
        <table:table-row>
          <table:table-cell table:style-name="Table1.A2" office:value-type="string">
            <text:p text:style-name="P2">Numer</text:p>
          </table:table-cell>
          <table:table-cell table:style-name="Table1.B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2">Aktorzy</text:p>
          </table:table-cell>
          <table:table-cell table:style-name="Table1.B2" office:value-type="string">
            <text:p text:style-name="P2">Gość, kasjer</text:p>
          </table:table-cell>
        </table:table-row>
        <table:table-row>
          <table:table-cell table:style-name="Table1.A2" office:value-type="string">
            <text:p text:style-name="P2">Krótki opis</text:p>
          </table:table-cell>
          <table:table-cell table:style-name="Table1.B2" office:value-type="string">
            <text:p text:style-name="P2">Gość zostaje wpuszczony do parku</text:p>
          </table:table-cell>
        </table:table-row>
        <table:table-row>
          <table:table-cell table:style-name="Table1.A2" office:value-type="string">
            <text:p text:style-name="P2">Warunki wstępne</text:p>
          </table:table-cell>
          <table:table-cell table:style-name="Table1.B2" office:value-type="string">
            <text:p text:style-name="P2">Jest dostępny paseczek z połączonym kontem</text:p>
          </table:table-cell>
        </table:table-row>
        <table:table-row>
          <table:table-cell table:style-name="Table1.A2" office:value-type="string">
            <text:p text:style-name="P2">Warunki końcowe</text:p>
          </table:table-cell>
          <table:table-cell table:style-name="Table1.B2" office:value-type="string">
            <text:p text:style-name="P2">Gość dostaje opaskę i jest wpuszczony do parku</text:p>
          </table:table-cell>
        </table:table-row>
        <table:table-row>
          <table:table-cell table:style-name="Table1.A2" office:value-type="string">
            <text:p text:style-name="P2">Głowny przepływ zdarzeń</text:p>
          </table:table-cell>
          <table:table-cell table:style-name="Table1.B2" office:value-type="string">
            <text:p text:style-name="P3">1. <text:span text:style-name="T2">Gośc</text:span> precyzuje typ biletu</text:p>
            <text:p text:style-name="P3">2. <text:span text:style-name="T2">Gość</text:span> płaci</text:p>
            <text:p text:style-name="P3">3. <text:span text:style-name="T2">Kasjer</text:span> doładowuje paseczek</text:p>
            <text:p text:style-name="P3">4. <text:span text:style-name="T2">Kasjer</text:span> wpuszcza gościa do parku</text:p>
          </table:table-cell>
        </table:table-row>
        <table:table-row>
          <table:table-cell table:style-name="Table1.A2" office:value-type="string">
            <text:p text:style-name="P2">Alternatywne przepływy danych</text:p>
          </table:table-cell>
          <table:table-cell table:style-name="Table1.B2" office:value-type="string">
            <text:p text:style-name="P5">2<text:span text:style-name="T1">.</text:span>a <text:span text:style-name="T3">System</text:span><text:span text:style-name="T1"> pokazuje komunikat, że </text:span>zapłata nie<text:span text:style-name="T1"> doszła do skutku</text:span></text:p>
            <text:p text:style-name="P3">2.b<text:span text:style-name="T2"> Gość </text:span>sprecyzował rezerwację, <text:span text:style-name="T2">kasjer</text:span> sprawdza czy istnieje w systemie</text:p>
            <text:p text:style-name="P3"><text:s text:c="2"/>2.b.i <text:span text:style-name="T2">System</text:span><text:span text:style-name="T4"> pokazuje komunikat, że rezerwacja nie istnieje</text:span></text:p>
            <text:p text:style-name="P4"><text:span text:style-name="T1">3.</text:span>a <text:span text:style-name="T3">Kasjer</text:span><text:span text:style-name="T1"> doładowywuje paseczek o daną ilość żetonów</text:span></text:p>
            <text:p text:style-name="P4"><text:span text:style-name="T1">3.</text:span>b <text:span text:style-name="T3">Kasjer</text:span><text:span text:style-name="T1"> zaznacza paseczek jako czasowy</text:span></text:p>
          </table:table-cell>
        </table:table-row>
        <table:table-row>
          <table:table-cell table:style-name="Table1.A2" office:value-type="string">
            <text:p text:style-name="P2">Specjalne wymagania</text:p>
          </table:table-cell>
          <table:table-cell table:style-name="Table1.B2" office:value-type="string">
            <text:p text:style-name="P2">Brak</text:p>
          </table:table-cell>
        </table:table-row>
        <table:table-row>
          <table:table-cell table:style-name="Table1.A2" office:value-type="string">
            <text:p text:style-name="P2">Notatki</text:p>
          </table:table-cell>
          <table:table-cell table:style-name="Table1.B2" office:value-type="string">
            <text:p text:style-name="P2">Brak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B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B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29T15:19:42.900000000</meta:creation-date>
    <dc:date>2026-03-29T16:02:06.680000000</dc:date>
    <meta:editing-duration>PT42M24S</meta:editing-duration>
    <meta:editing-cycles>1</meta:editing-cycles>
    <meta:generator>LibreOffice/7.6.7.2$Windows_X86_64 LibreOffice_project/dd47e4b30cb7dab30588d6c79c651f218165e3c5</meta:generator>
    <meta:document-statistic meta:table-count="1" meta:image-count="0" meta:object-count="0" meta:page-count="1" meta:paragraph-count="27" meta:word-count="104" meta:character-count="682" meta:non-whitespace-character-count="603"/>
  </office:meta>
</office:document-meta>
</file>